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13cm" fo:margin-left="0cm" fo:margin-right="-0.012cm" table:align="margins"/>
    </style:style>
    <style:style style:name="Tabla1.A" style:family="table-column">
      <style:table-column-properties style:column-width="8.811cm" style:rel-column-width="30368*"/>
    </style:style>
    <style:style style:name="Tabla1.B" style:family="table-column">
      <style:table-column-properties style:column-width="10.202cm" style:rel-column-width="351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6" style:family="paragraph" style:parent-style-name="Preformatted_20_Text">
      <style:paragraph-properties fo:margin-top="0cm" fo:margin-bottom="0.499cm" fo:text-align="start" style:justify-single-word="false"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8pt" style:font-size-asian="8pt" style:font-size-complex="8pt"/>
    </style:style>
    <style:style style:name="P8" style:family="paragraph" style:parent-style-name="Preformatted_20_Text">
      <style:paragraph-properties fo:margin-top="0cm" fo:margin-bottom="0.499cm" fo:text-align="start" style:justify-single-word="false" fo:background-color="#ffffff">
        <style:background-image/>
      </style:paragraph-properties>
      <style:text-properties fo:color="#000000" fo:font-size="8pt" style:font-size-asian="8pt" style:font-size-complex="8pt"/>
    </style:style>
    <style:style style:name="P9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fo:font-size="8pt" style:font-size-asian="8pt" style:font-size-complex="8pt"/>
    </style:style>
    <style:style style:name="P11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fo:font-size="8pt" style:font-size-asian="8pt" style:font-size-complex="8pt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fo:font-size="8pt" style:font-size-asian="8pt" style:font-size-complex="8pt"/>
    </style:style>
    <style:style style:name="P14" style:family="paragraph" style:parent-style-name="Preformatted_20_Text">
      <style:paragraph-properties fo:text-align="center" style:justify-single-word="false"/>
      <style:text-properties fo:color="#000080" style:font-name="Courier New" fo:font-size="8pt" fo:font-weight="bold" style:font-size-asian="8pt" style:font-size-complex="8pt"/>
    </style:style>
    <style:style style:name="P15" style:family="paragraph" style:parent-style-name="Preformatted_20_Text">
      <style:paragraph-properties fo:text-align="center" style:justify-single-word="false"/>
      <style:text-properties fo:color="#000080" style:font-name="Courier New" fo:font-weight="bold"/>
    </style:style>
    <style:style style:name="P1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 fo:font-size="8pt" style:font-size-asian="8pt" style:font-size-complex="8pt"/>
    </style:style>
    <style:style style:name="P19" style:family="paragraph" style:parent-style-name="Preformatted_20_Text">
      <style:paragraph-properties fo:margin-top="0cm" fo:margin-bottom="0cm" fo:background-color="#ffffff" style:shadow="none">
        <style:background-image/>
      </style:paragraph-properties>
      <style:text-properties fo:color="#000000" fo:font-size="8pt" style:font-size-asian="8pt" style:font-size-complex="8pt"/>
    </style:style>
    <style:style style:name="P20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fo:font-size="8pt" style:font-size-asian="8pt" style:font-size-complex="8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" fo:font-weight="bold"/>
    </style:style>
    <style:style style:name="T4" style:family="text">
      <style:text-properties fo:color="#000080" style:font-name="Courier New" fo:font-size="8pt" fo:font-weight="bold" style:font-size-asian="8pt" style:font-size-complex="8pt"/>
    </style:style>
    <style:style style:name="T5" style:family="text">
      <style:text-properties fo:color="#000080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font-name="Courier New" fo:font-style="italic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style:font-name="Courier New" fo:font-size="8pt" fo:font-style="italic" style:font-size-asian="8pt" style:font-size-complex="8pt"/>
    </style:style>
    <style:style style:name="T12" style:family="text">
      <style:text-properties fo:color="#660e7a" style:font-name="Courier New" fo:font-weight="bold"/>
    </style:style>
    <style:style style:name="T13" style:family="text">
      <style:text-properties fo:color="#660e7a" style:font-name="Courier New" fo:font-weight="bold" style:font-weight-asian="bold" style:font-weight-complex="bold"/>
    </style:style>
    <style:style style:name="T14" style:family="text">
      <style:text-properties fo:color="#660e7a" style:font-name="Courier New" fo:font-style="italic" fo:font-weight="bold"/>
    </style:style>
    <style:style style:name="T15" style:family="text">
      <style:text-properties fo:color="#660e7a" fo:font-weight="bold"/>
    </style:style>
    <style:style style:name="T16" style:family="text">
      <style:text-properties fo:color="#008000"/>
    </style:style>
    <style:style style:name="T17" style:family="text">
      <style:text-properties fo:color="#008000" style:font-name="Courier New" fo:font-weight="bold"/>
    </style:style>
    <style:style style:name="T18" style:family="text">
      <style:text-properties fo:color="#008000" style:font-name="Courier New" fo:font-weight="bold" style:font-weight-asian="bold" style:font-weight-complex="bold"/>
    </style:style>
    <style:style style:name="T19" style:family="text">
      <style:text-properties fo:color="#008000" style:font-name="Courier New" fo:font-size="8pt" fo:font-weight="bold" style:font-size-asian="8pt" style:font-size-complex="8pt"/>
    </style:style>
    <style:style style:name="T20" style:family="text">
      <style:text-properties fo:color="#008000" fo:font-weight="bold"/>
    </style:style>
    <style:style style:name="T21" style:family="text">
      <style:text-properties fo:color="#808080"/>
    </style:style>
    <style:style style:name="T22" style:family="text">
      <style:text-properties fo:color="#808080" style:font-name="Courier New" fo:font-style="italic"/>
    </style:style>
    <style:style style:name="T23" style:family="text">
      <style:text-properties fo:color="#808080" fo:font-weight="bold" style:font-weight-asian="bold" style:font-weight-complex="bold"/>
    </style:style>
    <style:style style:name="T24" style:family="text">
      <style:text-properties fo:color="#808000"/>
    </style:style>
    <style:style style:name="T25" style:family="text">
      <style:text-properties fo:color="#808000" style:font-name="Courier New"/>
    </style:style>
    <style:style style:name="T26" style:family="text">
      <style:text-properties fo:color="#0000ff" fo:font-weight="bold"/>
    </style:style>
    <style:style style:name="T27" style:family="text">
      <style:text-properties fo:color="#0000ff" style:font-name="Courier New" fo:font-weight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9pt" fo:font-weight="bold" style:font-size-asian="9pt" style:font-weight-asian="bold" style:font-size-complex="9pt" style:font-weight-complex="bold"/>
    </style:style>
    <style:style style:name="T30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TOS ENTRE ACTIVIDADE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/>
            <text:p text:style-name="P4"><text:span text:style-name="T2">TableLayout </text:span><text:span text:style-name="T26">xmlns:</text:span><text:span text:style-name="T15">android</text:span><text:span text:style-name="T20">="http://schemas.android.com/apk/res/android"</text:span></text:p>
            <text:p text:style-name="P11"><text:span text:style-name="T16"><text:s text:c="4"/></text:span><text:span text:style-name="T12">android</text:span><text:span text:style-name="T27">:orientation</text:span><text:span text:style-name="T17">="vertical"</text:span></text:p>
            <text:p text:style-name="P11"><text:span text:style-name="T16"><text:s text:c="4"/></text:span><text:span text:style-name="T12">android</text:span><text:span text:style-name="T27">:stretchColumns</text:span><text:span text:style-name="T17">="2"</text:span></text:p>
            <text:p text:style-name="P11"><text:span text:style-name="T16"><text:s text:c="4"/></text:span><text:span text:style-name="T12">android</text:span><text:span text:style-name="T27">:layout_width</text:span><text:span text:style-name="T17">="match_parent"</text:span></text:p>
            <text:p text:style-name="P11"><text:span text:style-name="T16"><text:s text:c="4"/></text:span><text:span text:style-name="T12">android</text:span><text:span text:style-name="T27">:layout_height</text:span><text:span text:style-name="T17">="match_parent"</text:span><text:span text:style-name="T7">&gt;</text:span></text:p>
            <text:p text:style-name="P11"><text:s text:c="4"/><text:span text:style-name="T7">&lt;</text:span><text:span text:style-name="T3">TableRow </text:span><text:span text:style-name="T12">android</text:span><text:span text:style-name="T27">:layout_width</text:span><text:span text:style-name="T17">="match_parent"</text:span></text:p>
            <text:p text:style-name="P11"><text:span text:style-name="T16"><text:s text:c="8"/></text:span><text:span text:style-name="T12">android</text:span><text:span text:style-name="T27">:layout_height</text:span><text:span text:style-name="T17">="wrap_content" </text:span><text:span text:style-name="T7">&gt;</text:span></text:p>
            <text:p text:style-name="P11"><text:s text:c="8"/><text:span text:style-name="T7">&lt;</text:span><text:span text:style-name="T3">TextView</text:span></text:p>
            <text:p text:style-name="P11"><text:span text:style-name="T1"><text:s text:c="12"/></text:span><text:span text:style-name="T12">android</text:span><text:span text:style-name="T27">:id</text:span><text:span text:style-name="T17">="@+id/campoNombre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</text:span></text:p>
            <text:p text:style-name="P11"><text:span text:style-name="T16"><text:s text:c="12"/></text:span><text:span text:style-name="T12">android</text:span><text:span text:style-name="T27">:text</text:span><text:span text:style-name="T17">="NOMBRE:"</text:span></text:p>
            <text:p text:style-name="P11"><text:span text:style-name="T16"><text:s text:c="12"/></text:span><text:span text:style-name="T7">/&gt;</text:span></text:p>
            <text:p text:style-name="P11"><text:s text:c="8"/><text:span text:style-name="T7">&lt;</text:span><text:span text:style-name="T3">EditText</text:span></text:p>
            <text:p text:style-name="P11"><text:span text:style-name="T1"><text:s text:c="12"/></text:span><text:span text:style-name="T12">android</text:span><text:span text:style-name="T27">:id</text:span><text:span text:style-name="T17">="@+id/edNombre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/</text:span><text:span text:style-name="T7">&gt;</text:span></text:p>
            <text:p text:style-name="P11"><text:s text:c="4"/><text:span text:style-name="T7">&lt;/</text:span><text:span text:style-name="T3">TableRow</text:span><text:span text:style-name="T7">&gt;</text:span></text:p>
            <text:p text:style-name="P11"><text:s text:c="4"/><text:span text:style-name="T7">&lt;</text:span><text:span text:style-name="T3">TableRow </text:span><text:span text:style-name="T12">android</text:span><text:span text:style-name="T27">:layout_width</text:span><text:span text:style-name="T17">="match_parent"</text:span></text:p>
            <text:p text:style-name="P11"><text:span text:style-name="T16"><text:s text:c="8"/></text:span><text:span text:style-name="T12">android</text:span><text:span text:style-name="T27">:layout_height</text:span><text:span text:style-name="T17">="wrap_content" </text:span><text:span text:style-name="T7">&gt;</text:span></text:p>
            <text:p text:style-name="P11"><text:s text:c="8"/><text:span text:style-name="T7">&lt;</text:span><text:span text:style-name="T3">TextView</text:span></text:p>
            <text:p text:style-name="P11"><text:span text:style-name="T1"><text:s text:c="12"/></text:span><text:span text:style-name="T12">android</text:span><text:span text:style-name="T27">:id</text:span><text:span text:style-name="T17">="@+id/campoApellido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</text:span></text:p>
            <text:p text:style-name="P11"><text:span text:style-name="T16"><text:s text:c="12"/></text:span><text:span text:style-name="T12">android</text:span><text:span text:style-name="T27">:text</text:span><text:span text:style-name="T17">="APELLIDO:"</text:span></text:p>
            <text:p text:style-name="P11"><text:span text:style-name="T16"><text:s text:c="12"/></text:span><text:span text:style-name="T7">/&gt;</text:span></text:p>
            <text:p text:style-name="P11"><text:s text:c="8"/><text:span text:style-name="T7">&lt;</text:span><text:span text:style-name="T3">EditText</text:span></text:p>
            <text:p text:style-name="P11"><text:span text:style-name="T1"><text:s text:c="12"/></text:span><text:span text:style-name="T12">android</text:span><text:span text:style-name="T27">:id</text:span><text:span text:style-name="T17">="@+id/edApellido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</text:span><text:span text:style-name="T7">/&gt;</text:span></text:p>
            <text:p text:style-name="P11"><text:s text:c="4"/><text:span text:style-name="T7">&lt;/</text:span><text:span text:style-name="T3">TableRow</text:span><text:span text:style-name="T7">&gt;</text:span></text:p>
            <text:p text:style-name="P11"><text:s text:c="4"/><text:span text:style-name="T7">&lt;</text:span><text:span text:style-name="T3">TableRow </text:span><text:span text:style-name="T12">android</text:span><text:span text:style-name="T27">:layout_width</text:span><text:span text:style-name="T17">="match_parent"</text:span></text:p>
            <text:p text:style-name="P11"><text:span text:style-name="T16"><text:s text:c="8"/></text:span><text:span text:style-name="T12">android</text:span><text:span text:style-name="T27">:layout_height</text:span><text:span text:style-name="T17">="wrap_content" </text:span><text:span text:style-name="T7">&gt;</text:span></text:p>
            <text:p text:style-name="P11"><text:s text:c="8"/><text:span text:style-name="T7">&lt;</text:span><text:span text:style-name="T3">TextView</text:span></text:p>
            <text:p text:style-name="P11"><text:span text:style-name="T1"><text:s text:c="12"/></text:span><text:span text:style-name="T12">android</text:span><text:span text:style-name="T27">:id</text:span><text:span text:style-name="T17">="@+id/campoEdad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</text:span></text:p>
            <text:p text:style-name="P11"><text:span text:style-name="T16"><text:s text:c="12"/></text:span><text:span text:style-name="T12">android</text:span><text:span text:style-name="T27">:text</text:span><text:span text:style-name="T17">="EDAD:"</text:span></text:p>
            <text:p text:style-name="P11"><text:span text:style-name="T16"><text:s text:c="12"/></text:span><text:span text:style-name="T7">/&gt;</text:span></text:p>
            <text:p text:style-name="P11"><text:s text:c="8"/><text:span text:style-name="T7">&lt;</text:span><text:span text:style-name="T3">EditText</text:span></text:p>
            <text:p text:style-name="P11"><text:span text:style-name="T1"><text:s text:c="12"/></text:span><text:span text:style-name="T12">android</text:span><text:span text:style-name="T27">:id</text:span><text:span text:style-name="T17">="@+id/edEdad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</text:span><text:span text:style-name="T7">/&gt;</text:span></text:p>
            <text:p text:style-name="P11"><text:s text:c="4"/><text:span text:style-name="T7">&lt;/</text:span><text:span text:style-name="T3">TableRow</text:span><text:span text:style-name="T7">&gt;</text:span></text:p>
            <text:p text:style-name="P11"><text:s text:c="4"/><text:span text:style-name="T7">&lt;</text:span><text:span text:style-name="T3">TableRow 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8"/></text:span><text:span text:style-name="T12">android</text:span><text:span text:style-name="T27">:layout_height</text:span><text:span text:style-name="T17">="wrap_content" </text:span><text:span text:style-name="T7">&gt;</text:span></text:p>
            <text:p text:style-name="P11"><text:s text:c="8"/><text:span text:style-name="T7">&lt;</text:span><text:span text:style-name="T3">ImageView</text:span></text:p>
            <text:p text:style-name="P11"><text:span text:style-name="T1"><text:s text:c="12"/></text:span><text:span text:style-name="T12">android</text:span><text:span text:style-name="T27">:id</text:span><text:span text:style-name="T17">="@+id/miFoto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</text:span><text:span text:style-name="T7">/&gt;</text:span></text:p>
            <text:p text:style-name="P11"><text:s text:c="4"/><text:span text:style-name="T7">&lt;/</text:span><text:span text:style-name="T3">TableRow</text:span><text:span text:style-name="T7">&gt;</text:span></text:p>
            <text:p text:style-name="P11"><text:s text:c="4"/><text:span text:style-name="T7">&lt;</text:span><text:span text:style-name="T3">TableRow </text:span><text:span text:style-name="T12">android</text:span><text:span text:style-name="T27">:layout_width</text:span><text:span text:style-name="T17">="match_parent"</text:span></text:p>
            <text:p text:style-name="P11"><text:span text:style-name="T16"><text:s text:c="8"/></text:span><text:span text:style-name="T12">android</text:span><text:span text:style-name="T27">:layout_height</text:span><text:span text:style-name="T17">="wrap_content" </text:span><text:span text:style-name="T7">&gt;</text:span></text:p>
            <text:p text:style-name="P11"><text:s text:c="8"/><text:span text:style-name="T7">&lt;</text:span><text:span text:style-name="T3">Button</text:span></text:p>
            <text:p text:style-name="P11"><text:span text:style-name="T1"><text:s text:c="12"/></text:span><text:span text:style-name="T12">android</text:span><text:span text:style-name="T27">:id</text:span><text:span text:style-name="T17">="@+id/Btn"</text:span></text:p>
            <text:p text:style-name="P11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1"><text:span text:style-name="T16"><text:s text:c="12"/></text:span><text:span text:style-name="T12">android</text:span><text:span text:style-name="T27">:layout_height</text:span><text:span text:style-name="T17">="wrap_content"</text:span></text:p>
            <text:p text:style-name="P11"><text:span text:style-name="T16"><text:s text:c="12"/></text:span><text:span text:style-name="T12">android</text:span><text:span text:style-name="T27">:text</text:span><text:span text:style-name="T17">="PULSA BOTON:"</text:span><text:span text:style-name="T7">/&gt;</text:span></text:p>
            <text:p text:style-name="P8"><text:s text:c="4"/><text:span text:style-name="T7">&lt;/</text:span><text:span text:style-name="T3">TableRow</text:span><text:span text:style-name="T7">&gt;</text:span></text:p>
            <text:p text:style-name="P3"/>
          </table:table-cell>
          <table:table-cell table:style-name="Tabla1.B1" office:value-type="string">
            <text:p text:style-name="P4">&lt;<text:span text:style-name="T2">LinearLayout </text:span><text:span text:style-name="T26">xmlns:</text:span><text:span text:style-name="T15">android</text:span><text:span text:style-name="T20">="http://schemas.android.com/apk/res/android"</text:span></text:p>
            <text:p text:style-name="P10"><text:span text:style-name="T16"><text:s text:c="4"/></text:span><text:span text:style-name="T12">android</text:span><text:span text:style-name="T27">:orientation</text:span><text:span text:style-name="T17">="vertical"</text:span></text:p>
            <text:p text:style-name="P10"><text:span text:style-name="T16"><text:s text:c="4"/></text:span><text:span text:style-name="T12">android</text:span><text:span text:style-name="T27">:stretchColumns</text:span><text:span text:style-name="T17">="2"</text:span></text:p>
            <text:p text:style-name="P10"><text:span text:style-name="T16"><text:s text:c="4"/></text:span><text:span text:style-name="T12">android</text:span><text:span text:style-name="T27">:layout_width</text:span><text:span text:style-name="T17">="match_parent"</text:span></text:p>
            <text:p text:style-name="P10"><text:span text:style-name="T16"><text:s text:c="4"/></text:span><text:span text:style-name="T12">android</text:span><text:span text:style-name="T27">:layout_height</text:span><text:span text:style-name="T17">="match_parent"</text:span><text:span text:style-name="T7">&gt;</text:span></text:p>
            <text:p text:style-name="P10"><text:s text:c="4"/><text:span text:style-name="T7">&lt;</text:span><text:span text:style-name="T3">TextView</text:span></text:p>
            <text:p text:style-name="P10"><text:span text:style-name="T1"><text:s text:c="8"/></text:span><text:span text:style-name="T12">android</text:span><text:span text:style-name="T27">:id</text:span><text:span text:style-name="T17">="@+id/todaPersona"</text:span></text:p>
            <text:p text:style-name="P10"><text:span text:style-name="T16"><text:s text:c="8"/></text:span><text:span text:style-name="T12">android</text:span><text:span text:style-name="T27">:layout_width</text:span><text:span text:style-name="T17">="wrap_content"</text:span></text:p>
            <text:p text:style-name="P10"><text:span text:style-name="T16"><text:s text:c="8"/></text:span><text:span text:style-name="T12">android</text:span><text:span text:style-name="T27">:layout_height</text:span><text:span text:style-name="T17">="wrap_content"</text:span></text:p>
            <text:p text:style-name="P10"><text:span text:style-name="T16"><text:s text:c="8"/></text:span><text:span text:style-name="T12">android</text:span><text:span text:style-name="T27">:text</text:span><text:span text:style-name="T17">="NOMBRE:" <text:s/></text:span><text:span text:style-name="T7">/&gt;</text:span></text:p>
            <text:p text:style-name="P10"><text:s text:c="8"/><text:span text:style-name="T7">&lt;</text:span><text:span text:style-name="T3">TextView</text:span></text:p>
            <text:p text:style-name="P10"><text:span text:style-name="T1"><text:s text:c="12"/></text:span><text:span text:style-name="T12">android</text:span><text:span text:style-name="T27">:id</text:span><text:span text:style-name="T17">="@+id/campoNom"</text:span></text:p>
            <text:p text:style-name="P10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0"><text:span text:style-name="T16"><text:s text:c="12"/></text:span><text:span text:style-name="T12">android</text:span><text:span text:style-name="T27">:layout_height</text:span><text:span text:style-name="T17">="wrap_content"</text:span></text:p>
            <text:p text:style-name="P10"><text:span text:style-name="T16"><text:s text:c="12"/></text:span><text:span text:style-name="T12">android</text:span><text:span text:style-name="T27">:text</text:span><text:span text:style-name="T17">="NOMBRE:" <text:s/></text:span><text:span text:style-name="T7">/&gt;</text:span></text:p>
            <text:p text:style-name="P10"><text:s text:c="8"/><text:span text:style-name="T7">&lt;</text:span><text:span text:style-name="T3">TextView</text:span></text:p>
            <text:p text:style-name="P10"><text:span text:style-name="T1"><text:s text:c="12"/></text:span><text:span text:style-name="T12">android</text:span><text:span text:style-name="T27">:id</text:span><text:span text:style-name="T17">="@+id/campoApe"</text:span></text:p>
            <text:p text:style-name="P10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0"><text:span text:style-name="T16"><text:s text:c="12"/></text:span><text:span text:style-name="T12">android</text:span><text:span text:style-name="T27">:layout_height</text:span><text:span text:style-name="T17">="wrap_content"</text:span></text:p>
            <text:p text:style-name="P10"><text:span text:style-name="T16"><text:s text:c="12"/></text:span><text:span text:style-name="T12">android</text:span><text:span text:style-name="T27">:text</text:span><text:span text:style-name="T17">="APELLIDO:" </text:span><text:span text:style-name="T7">/&gt;</text:span></text:p>
            <text:p text:style-name="P10"><text:s text:c="8"/><text:span text:style-name="T7">&lt;</text:span><text:span text:style-name="T3">TextView</text:span></text:p>
            <text:p text:style-name="P10"><text:span text:style-name="T1"><text:s text:c="12"/></text:span><text:span text:style-name="T12">android</text:span><text:span text:style-name="T27">:id</text:span><text:span text:style-name="T17">="@+id/campoEd"</text:span></text:p>
            <text:p text:style-name="P10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10"><text:span text:style-name="T16"><text:s text:c="12"/></text:span><text:span text:style-name="T12">android</text:span><text:span text:style-name="T27">:layout_height</text:span><text:span text:style-name="T17">="wrap_content"</text:span></text:p>
            <text:p text:style-name="P10"><text:span text:style-name="T16"><text:s text:c="12"/></text:span><text:span text:style-name="T12">android</text:span><text:span text:style-name="T27">:text</text:span><text:span text:style-name="T17">="EDAD:" </text:span><text:span text:style-name="T7">/&gt;</text:span></text:p>
            <text:p text:style-name="P10"><text:s text:c="4"/><text:span text:style-name="T7">&lt;</text:span><text:span text:style-name="T3">ImageView</text:span></text:p>
            <text:p text:style-name="P10"><text:span text:style-name="T1"><text:s text:c="12"/></text:span><text:span text:style-name="T12">android</text:span><text:span text:style-name="T27">:id</text:span><text:span text:style-name="T17">="@+id/campoFoto"</text:span></text:p>
            <text:p text:style-name="P10"><text:span text:style-name="T16"><text:s text:c="12"/></text:span><text:span text:style-name="T12">android</text:span><text:span text:style-name="T27">:layout_width</text:span><text:span text:style-name="T17">="wrap_content"</text:span></text:p>
            <text:p text:style-name="P7"><text:span text:style-name="T16"><text:s text:c="12"/></text:span><text:span text:style-name="T12">android</text:span><text:span text:style-name="T27">:layout_height</text:span><text:span text:style-name="T17">="wrap_content" </text:span><text:span text:style-name="T7">/&gt;</text:span></text:p>
            <text:p text:style-name="P5">&lt;/LinearLayout&gt;</text:p>
            <text:p text:style-name="P4"><text:span text:style-name="T2">public class </text:span>Persona <text:span text:style-name="T5">implements </text:span><text:span text:style-name="T28">Serializable </text:span>{</text:p>
            <text:p text:style-name="P10"><text:s text:c="4"/><text:span text:style-name="T3">private </text:span><text:span text:style-name="T7">String </text:span><text:span text:style-name="T12">nombre</text:span><text:span text:style-name="T7">;</text:span></text:p>
            <text:p text:style-name="P10"><text:s text:c="4"/><text:span text:style-name="T3">private </text:span><text:span text:style-name="T7">String </text:span><text:span text:style-name="T12">apellido</text:span><text:span text:style-name="T7">;</text:span></text:p>
            <text:p text:style-name="P10"><text:s text:c="4"/><text:span text:style-name="T3">private int </text:span><text:span text:style-name="T12">edad</text:span><text:span text:style-name="T7">;</text:span></text:p>
            <text:p text:style-name="P10"><text:s text:c="4"/><text:span text:style-name="T3">private int </text:span><text:span text:style-name="T12">foto</text:span><text:span text:style-name="T7">;</text:span></text:p>
            <text:p text:style-name="P18"/>
            <text:p text:style-name="P10"><text:s text:c="4"/><text:span text:style-name="T7">Persona (String nombre,String apellido,</text:span><text:span text:style-name="T3">int </text:span><text:span text:style-name="T7">edad,</text:span><text:span text:style-name="T3">int </text:span><text:span text:style-name="T7">foto){</text:span></text:p>
            <text:p text:style-name="P10"><text:s text:c="8"/><text:span text:style-name="T3">this</text:span><text:span text:style-name="T7">.</text:span><text:span text:style-name="T12">nombre</text:span><text:span text:style-name="T7">=nombre;</text:span></text:p>
            <text:p text:style-name="P10"><text:s text:c="8"/><text:span text:style-name="T3">this</text:span><text:span text:style-name="T7">.</text:span><text:span text:style-name="T12">apellido</text:span><text:span text:style-name="T7">=apellido;</text:span></text:p>
            <text:p text:style-name="P10"><text:s text:c="8"/><text:span text:style-name="T3">this</text:span><text:span text:style-name="T7">.</text:span><text:span text:style-name="T12">edad</text:span><text:span text:style-name="T7">=edad;</text:span></text:p>
            <text:p text:style-name="P10"><text:s text:c="8"/><text:span text:style-name="T3">this</text:span><text:span text:style-name="T7">.</text:span><text:span text:style-name="T12">foto</text:span><text:span text:style-name="T7">=foto;</text:span></text:p>
            <text:p text:style-name="P10"><text:s text:c="4"/><text:span text:style-name="T7">}</text:span></text:p>
            <text:p text:style-name="P10"><text:s text:c="4"/><text:span text:style-name="T3">public </text:span><text:span text:style-name="T7">String getNombre (){</text:span></text:p>
            <text:p text:style-name="P10"><text:s text:c="8"/><text:span text:style-name="T3">return </text:span><text:span text:style-name="T12">nombre</text:span><text:span text:style-name="T7">;</text:span></text:p>
            <text:p text:style-name="P10"><text:s text:c="4"/><text:span text:style-name="T7">}</text:span></text:p>
            <text:p text:style-name="P10"><text:s text:c="4"/><text:span text:style-name="T3">public </text:span><text:span text:style-name="T7">String getApellido(){</text:span></text:p>
            <text:p text:style-name="P10"><text:s text:c="8"/><text:span text:style-name="T3">return </text:span><text:span text:style-name="T12">apellido</text:span><text:span text:style-name="T7">;</text:span></text:p>
            <text:p text:style-name="P10"><text:s text:c="4"/><text:span text:style-name="T7">}</text:span></text:p>
            <text:p text:style-name="P10"><text:s text:c="4"/><text:span text:style-name="T3">public int </text:span><text:span text:style-name="T7">getEdad(){</text:span></text:p>
            <text:p text:style-name="P10"><text:s text:c="8"/><text:span text:style-name="T3">return </text:span><text:span text:style-name="T12">edad</text:span><text:span text:style-name="T7">;</text:span></text:p>
            <text:p text:style-name="P10"><text:s text:c="4"/><text:span text:style-name="T7">}</text:span></text:p>
            <text:p text:style-name="P10"><text:s text:c="4"/><text:span text:style-name="T3">public int </text:span><text:span text:style-name="T7">getFoto(){</text:span><text:span text:style-name="T3">return </text:span><text:span text:style-name="T12">foto</text:span><text:span text:style-name="T7">;}</text:span></text:p>
            <text:p text:style-name="P10"><text:s text:c="4"/><text:span text:style-name="T3">public void </text:span><text:span text:style-name="T7">setNombre(String nuevoNom){</text:span></text:p>
            <text:p text:style-name="P10"><text:s text:c="8"/><text:span text:style-name="T12">nombre</text:span><text:span text:style-name="T7">=nuevoNom;</text:span></text:p>
            <text:p text:style-name="P10"><text:s text:c="4"/><text:span text:style-name="T7">}</text:span></text:p>
            <text:p text:style-name="P10"><text:s text:c="4"/><text:span text:style-name="T3">public void </text:span><text:span text:style-name="T7">setApellido(String nuevoApe){</text:span></text:p>
            <text:p text:style-name="P10"><text:s text:c="8"/><text:span text:style-name="T12">apellido</text:span><text:span text:style-name="T7">= nuevoApe;</text:span></text:p>
            <text:p text:style-name="P10"><text:s text:c="4"/><text:span text:style-name="T7">}</text:span></text:p>
            <text:p text:style-name="P10"><text:s text:c="4"/><text:span text:style-name="T3">public void </text:span><text:span text:style-name="T7">setEdad (</text:span><text:span text:style-name="T3">int </text:span><text:span text:style-name="T7">num){</text:span></text:p>
            <text:p text:style-name="P10"><text:s text:c="8"/><text:span text:style-name="T12">edad</text:span><text:span text:style-name="T7">=num;</text:span></text:p>
            <text:p text:style-name="P10"><text:s text:c="4"/><text:span text:style-name="T7">}</text:span></text:p>
            <text:p text:style-name="P10"><text:s text:c="4"/><text:span text:style-name="T3">public </text:span><text:span text:style-name="T7">String toString(){</text:span></text:p>
            <text:p text:style-name="P10"><text:s text:c="8"/><text:span text:style-name="T7">String cad=</text:span><text:span text:style-name="T17">""</text:span><text:span text:style-name="T7">;</text:span></text:p>
            <text:p text:style-name="P10"><text:s text:c="8"/><text:span text:style-name="T7">cad+=</text:span><text:span text:style-name="T17">"NOMBRE:"</text:span><text:span text:style-name="T7">+ </text:span><text:span text:style-name="T12">nombre</text:span><text:span text:style-name="T7">+ </text:span><text:span text:style-name="T17">" APELLIDO:" </text:span><text:span text:style-name="T7">+ </text:span><text:span text:style-name="T12">apellido </text:span><text:span text:style-name="T7">+ </text:span><text:span text:style-name="T17">" EDAD:" </text:span><text:span text:style-name="T7">+ </text:span><text:span text:style-name="T12">edad</text:span><text:span text:style-name="T7">;</text:span></text:p>
            <text:p text:style-name="P10"><text:s text:c="8"/><text:span text:style-name="T3">return </text:span><text:span text:style-name="T7">cad;</text:span></text:p>
            <text:p text:style-name="P10"><text:s text:c="4"/><text:span text:style-name="T7">}</text:span></text:p>
            <text:p text:style-name="P5">}</text:p>
          </table:table-cell>
        </table:table-row>
      </table:table>
      <text:p text:style-name="P1"><text:soft-page-break/></text:p>
      <text:p text:style-name="P15"/>
      <text:p text:style-name="P9"><text:span text:style-name="T3">public class </text:span><text:span text:style-name="T7">MainActivity </text:span><text:span text:style-name="T3">extends </text:span><text:span text:style-name="T7">AppCompatActivity {</text:span></text:p>
      <text:p text:style-name="P13"><text:s text:c="4"/><text:span text:style-name="T3">protected </text:span><text:span text:style-name="T7">EditText </text:span><text:span text:style-name="T12">miNombre</text:span><text:span text:style-name="T7">;</text:span></text:p>
      <text:p text:style-name="P10"><text:s text:c="4"/><text:span text:style-name="T3">protected </text:span><text:span text:style-name="T7">EditText </text:span><text:span text:style-name="T12">miApellido</text:span><text:span text:style-name="T7">;</text:span></text:p>
      <text:p text:style-name="P10"><text:s text:c="4"/><text:span text:style-name="T3">protected </text:span><text:span text:style-name="T7">EditText </text:span><text:span text:style-name="T12">miEdad</text:span><text:span text:style-name="T7">;</text:span></text:p>
      <text:p text:style-name="P10"><text:s text:c="4"/><text:span text:style-name="T3">protected </text:span><text:span text:style-name="T7">Persona </text:span><text:span text:style-name="T12">p</text:span><text:span text:style-name="T7">;</text:span></text:p>
      <text:p text:style-name="P10"><text:s text:c="4"/><text:span text:style-name="T3">protected </text:span><text:span text:style-name="T7">Button </text:span><text:span text:style-name="T12">miBoton</text:span><text:span text:style-name="T7">;</text:span></text:p>
      <text:p text:style-name="P10"><text:s text:c="4"/><text:span text:style-name="T3">protected </text:span><text:span text:style-name="T7">ImageView </text:span><text:span text:style-name="T12">miFoto</text:span><text:span text:style-name="T7">;</text:span></text:p>
      <text:p text:style-name="P10"><text:span text:style-name="T21"><text:s text:c="4"/></text:span><text:span text:style-name="T25">@Override</text:span></text:p>
      <text:p text:style-name="P10"><text:span text:style-name="T24"><text:s text:c="4"/></text:span><text:span text:style-name="T3">protected void </text:span><text:span text:style-name="T7">onCreate(Bundle savedInstanceState) {</text:span></text:p>
      <text:p text:style-name="P10"><text:s text:c="8"/><text:span text:style-name="T3">super</text:span><text:span text:style-name="T7">.onCreate(savedInstanceState);</text:span></text:p>
      <text:p text:style-name="P10"><text:s text:c="8"/><text:span text:style-name="T7">setContentView(R.layout.</text:span><text:span text:style-name="T14">activity_main</text:span><text:span text:style-name="T7">);</text:span></text:p>
      <text:p text:style-name="P10"><text:s text:c="8"/><text:span text:style-name="T12">miNombre</text:span><text:span text:style-name="T7">= (EditText)findViewById(R.id.</text:span><text:span text:style-name="T14">edNombre</text:span><text:span text:style-name="T7">);</text:span></text:p>
      <text:p text:style-name="P10"><text:s text:c="8"/><text:span text:style-name="T12">miApellido</text:span><text:span text:style-name="T7">= (EditText)findViewById(R.id.</text:span><text:span text:style-name="T14">edApellido</text:span><text:span text:style-name="T7">);</text:span></text:p>
      <text:p text:style-name="P10"><text:s text:c="8"/><text:span text:style-name="T12">miEdad</text:span><text:span text:style-name="T7">= (EditText)findViewById(R.id.</text:span><text:span text:style-name="T14">edEdad</text:span><text:span text:style-name="T7">);</text:span></text:p>
      <text:p text:style-name="P10"><text:s text:c="8"/><text:span text:style-name="T12">miFoto </text:span><text:span text:style-name="T7">=(ImageView)findViewById(R.id.</text:span><text:span text:style-name="T14">miFoto</text:span><text:span text:style-name="T7">);</text:span></text:p>
      <text:p text:style-name="P10"><text:s text:c="8"/><text:span text:style-name="T12">miBoton</text:span><text:span text:style-name="T7">= (Button)findViewById(R.id.</text:span><text:span text:style-name="T14">Btn</text:span><text:span text:style-name="T7">);</text:span></text:p>
      <text:p text:style-name="P10"><text:s text:c="8"/><text:span text:style-name="T12">miBoton</text:span><text:span text:style-name="T7">.setOnClickListener( </text:span><text:span text:style-name="T3">new </text:span><text:span text:style-name="T7">View.OnClickListener(){</text:span></text:p>
      <text:p text:style-name="P10"><text:s text:c="12"/><text:span text:style-name="T3">public void </text:span><text:span text:style-name="T7">onClick(View v){</text:span></text:p>
      <text:p text:style-name="P10"><text:s text:c="16"/><text:span text:style-name="T7">String nom=</text:span><text:span text:style-name="T12">miNombre</text:span><text:span text:style-name="T7">.getText().toString();</text:span></text:p>
      <text:p text:style-name="P10"><text:s text:c="16"/><text:span text:style-name="T7">String ape=</text:span><text:span text:style-name="T12">miApellido</text:span><text:span text:style-name="T7">.getText().toString();</text:span></text:p>
      <text:p text:style-name="P10"><text:s text:c="16"/><text:span text:style-name="T7">String ed= </text:span><text:span text:style-name="T12">miEdad</text:span><text:span text:style-name="T7">.getText().toString();</text:span></text:p>
      <text:p text:style-name="P17"><text:span text:style-name="T30"><text:s text:c="16"/></text:span><text:span text:style-name="T10"><text:s text:c="2"/></text:span><text:span text:style-name="T4">if </text:span><text:span text:style-name="T10">(TextUtils.</text:span><text:span text:style-name="T11">isEmpty</text:span><text:span text:style-name="T10">(ed)) ed=</text:span><text:span text:style-name="T19">"0"</text:span><text:span text:style-name="T10">;</text:span></text:p>
      <text:p text:style-name="P13"><text:span text:style-name="T21"><text:s text:c="16"/></text:span><text:span text:style-name="T12">p</text:span><text:span text:style-name="T7">= </text:span><text:span text:style-name="T3">new </text:span><text:span text:style-name="T7">Persona(nom, ape,Integer.</text:span><text:span text:style-name="T9">parseInt</text:span><text:span text:style-name="T7">(ed),R.drawable.</text:span><text:span text:style-name="T14">imagenpersona</text:span><text:span text:style-name="T7">);</text:span></text:p>
      <text:p text:style-name="P19"><text:s/><text:span text:style-name="T7">showToast(</text:span><text:span text:style-name="T12">p</text:span><text:span text:style-name="T7">.toString());</text:span></text:p>
      <text:p text:style-name="P19"><text:s text:c="16"/><text:span text:style-name="T7">Intent miIntent= </text:span><text:span text:style-name="T3">new </text:span><text:span text:style-name="T7">Intent(MainActivity.</text:span><text:span text:style-name="T3">this</text:span><text:span text:style-name="T7">, Pantalla2.</text:span><text:span text:style-name="T3">class</text:span><text:span text:style-name="T7">);</text:span></text:p>
      <text:p text:style-name="P10"><text:s text:c="16"/><text:span text:style-name="T7">Bundle miBundle=</text:span><text:span text:style-name="T3">new </text:span><text:span text:style-name="T7">Bundle();</text:span></text:p>
      <text:p text:style-name="P10"><text:s text:c="12"/><text:span text:style-name="T21"><text:s text:c="3"/></text:span><text:span text:style-name="T23"><text:s/></text:span><text:span text:style-name="T8">miBundle.putSerializable(</text:span><text:span text:style-name="T18">"CLAVEper"</text:span><text:span text:style-name="T8">, </text:span><text:span text:style-name="T13">p</text:span><text:span text:style-name="T8">);</text:span></text:p>
      <text:p text:style-name="P12"><text:s text:c="16"/><text:span text:style-name="T7">miIntent.putExtras(miBundle);</text:span></text:p>
      <text:p text:style-name="P10"><text:s text:c="16"/><text:span text:style-name="T7">startActivity(miIntent);</text:span></text:p>
      <text:p text:style-name="P10"><text:s text:c="12"/><text:span text:style-name="T7">}</text:span></text:p>
      <text:p text:style-name="P10"><text:s text:c="8"/><text:span text:style-name="T7">});</text:span></text:p>
      <text:p text:style-name="P10"><text:s text:c="4"/><text:span text:style-name="T7">}</text:span></text:p>
      <text:p text:style-name="P10"><text:s text:c="4"/><text:span text:style-name="T3">protected void </text:span><text:span text:style-name="T7">showToast(CharSequence text) {</text:span></text:p>
      <text:p text:style-name="P10"><text:s text:c="8"/><text:span text:style-name="T7">Context context = getApplicationContext();</text:span></text:p>
      <text:p text:style-name="P10"><text:s text:c="8"/><text:span text:style-name="T22">//CharSequence text = getResources().getString(R.string.noNameMsg);</text:span></text:p>
      <text:p text:style-name="P10"><text:span text:style-name="T21"><text:s text:c="8"/></text:span><text:span text:style-name="T3">int </text:span><text:span text:style-name="T7">duration = Toast.</text:span><text:span text:style-name="T14">LENGTH_SHORT</text:span><text:span text:style-name="T7">;</text:span></text:p>
      <text:p text:style-name="P10"><text:s text:c="8"/><text:span text:style-name="T7">Toast toast = Toast.</text:span><text:span text:style-name="T9">makeText</text:span><text:span text:style-name="T7">(context, text, duration);</text:span></text:p>
      <text:p text:style-name="P10"><text:s text:c="8"/><text:span text:style-name="T7">toast.show();</text:span></text:p>
      <text:p text:style-name="P10"><text:s text:c="4"/><text:span text:style-name="T7">}</text:span></text:p>
      <text:p text:style-name="P5">}</text:p>
      <text:p text:style-name="P5"><text:span text:style-name="T6">public class </text:span><text:span text:style-name="T29">Pantalla2 </text:span><text:span text:style-name="T6">extends </text:span><text:span text:style-name="T29">AppCompatActivity </text:span>{</text:p>
      <text:p text:style-name="P10"><text:s text:c="4"/><text:span text:style-name="T3">protected </text:span><text:span text:style-name="T7">TextView </text:span><text:span text:style-name="T12">miNom</text:span><text:span text:style-name="T7">;</text:span></text:p>
      <text:p text:style-name="P10"><text:s text:c="4"/><text:span text:style-name="T3">protected </text:span><text:span text:style-name="T7">TextView </text:span><text:span text:style-name="T12">miApe</text:span><text:span text:style-name="T7">;</text:span></text:p>
      <text:p text:style-name="P10"><text:s text:c="4"/><text:span text:style-name="T3">protected </text:span><text:span text:style-name="T7">TextView </text:span><text:span text:style-name="T12">miEd</text:span><text:span text:style-name="T7">;</text:span></text:p>
      <text:p text:style-name="P10"><text:s text:c="4"/><text:span text:style-name="T3">protected </text:span><text:span text:style-name="T7">ImageView </text:span><text:span text:style-name="T12">mifoto</text:span><text:span text:style-name="T7">;</text:span></text:p>
      <text:p text:style-name="P10"><text:s text:c="4"/><text:span text:style-name="T3">protected </text:span><text:span text:style-name="T7">TextView </text:span><text:span text:style-name="T12">datosPersona</text:span><text:span text:style-name="T7">;</text:span></text:p>
      <text:p text:style-name="P10"><text:s text:c="4"/><text:span text:style-name="T3">protected </text:span><text:span text:style-name="T7">Persona </text:span><text:span text:style-name="T12">per</text:span><text:span text:style-name="T7">;</text:span></text:p>
      <text:p text:style-name="P10"><text:s text:c="4"/><text:span text:style-name="T25">@Override</text:span></text:p>
      <text:p text:style-name="P10"><text:span text:style-name="T24"><text:s text:c="4"/></text:span><text:span text:style-name="T3">protected void </text:span><text:span text:style-name="T7">onCreate(Bundle savedInstanceState) {</text:span></text:p>
      <text:p text:style-name="P10"><text:s text:c="6"/><text:span text:style-name="T3">super</text:span><text:span text:style-name="T7">.onCreate(savedInstanceState);</text:span></text:p>
      <text:p text:style-name="P10"><text:s text:c="6"/><text:span text:style-name="T7">setContentView(R.layout.</text:span><text:span text:style-name="T14">activity_pantalla2</text:span><text:span text:style-name="T7">);</text:span></text:p>
      <text:p text:style-name="P18"/>
      <text:p text:style-name="P10"><text:s text:c="6"/><text:span text:style-name="T12">miNom</text:span><text:span text:style-name="T7">= (TextView) findViewById(R.id.</text:span><text:span text:style-name="T14">campoNom</text:span><text:span text:style-name="T7">);</text:span></text:p>
      <text:p text:style-name="P10"><text:span text:style-name="T12"><text:s text:c="6"/>miApe</text:span><text:span text:style-name="T7">= (TextView) findViewById(R.id.</text:span><text:span text:style-name="T14">campoApe</text:span><text:span text:style-name="T7">);</text:span></text:p>
      <text:p text:style-name="P10"><text:s text:c="6"/><text:span text:style-name="T12">miEd</text:span><text:span text:style-name="T7"> (TextView) findViewById(R.id.</text:span><text:span text:style-name="T14">campoEd</text:span><text:span text:style-name="T7">);</text:span></text:p>
      <text:p text:style-name="P10"><text:s text:c="6"/><text:span text:style-name="T12">mifoto </text:span><text:span text:style-name="T7">=(ImageView)findViewById(R.id.</text:span><text:span text:style-name="T14">campoFoto</text:span><text:span text:style-name="T7">);</text:span></text:p>
      <text:p text:style-name="P10"><text:span text:style-name="T12"><text:s text:c="5"/>datosPersona </text:span><text:span text:style-name="T7">= (TextView) findViewById(R.id.</text:span><text:span text:style-name="T14">todaPersona</text:span><text:span text:style-name="T7">);</text:span></text:p>
      <text:p text:style-name="P10"><text:s text:c="5"/></text:p>
      <text:p text:style-name="P10"><text:s text:c="6"/><text:span text:style-name="T13">per</text:span><text:span text:style-name="T8">=(Persona)getIntent().getSerializableExtra(</text:span><text:span text:style-name="T18">"CLAVEper"</text:span><text:span text:style-name="T8">);</text:span></text:p>
      <text:p text:style-name="P10"><text:span text:style-name="T12"><text:s text:c="6"/>datosPersona</text:span><text:span text:style-name="T7">.setText(</text:span><text:span text:style-name="T12">per</text:span><text:span text:style-name="T7">.toString());</text:span></text:p>
      <text:p text:style-name="P10"><text:span text:style-name="T7"><text:s text:c="6"/>Toast.</text:span><text:span text:style-name="T9">makeText</text:span><text:span text:style-name="T7">(</text:span><text:span text:style-name="T3">this</text:span><text:span text:style-name="T7">,</text:span><text:span text:style-name="T12">per</text:span><text:span text:style-name="T7">.toString(), Toast.</text:span><text:span text:style-name="T14">LENGTH_LONG</text:span><text:span text:style-name="T7">).show();</text:span></text:p>
      <text:p text:style-name="P10"><text:s text:c="2"/></text:p>
      <text:p text:style-name="P10"><text:span text:style-name="T12"><text:s text:c="5"/>miNom</text:span><text:span text:style-name="T7">.setText(</text:span><text:span text:style-name="T17">"NOMBRE: "</text:span><text:span text:style-name="T7">+ </text:span><text:span text:style-name="T12">per</text:span><text:span text:style-name="T7">.getNombre());</text:span></text:p>
      <text:p text:style-name="P10"><text:span text:style-name="T12"><text:s text:c="5"/>miApe</text:span><text:span text:style-name="T7">.setText(</text:span><text:span text:style-name="T17">"APELLIDO: "</text:span><text:span text:style-name="T7">+ </text:span><text:span text:style-name="T12">per</text:span><text:span text:style-name="T7">.getApellido());</text:span></text:p>
      <text:p text:style-name="P10"><text:span text:style-name="T12"><text:s text:c="5"/>miEd</text:span><text:span text:style-name="T7">.setText(</text:span><text:span text:style-name="T17">"EDAD: " </text:span><text:span text:style-name="T7">+ String.</text:span><text:span text:style-name="T9">valueOf</text:span><text:span text:style-name="T7">(</text:span><text:span text:style-name="T12">per</text:span><text:span text:style-name="T7">.getEdad()));</text:span></text:p>
      <text:p text:style-name="P10"><text:s text:c="5"/><text:span text:style-name="T22">mifoto.setImageResource(per.getFoto());</text:span></text:p>
      <text:p text:style-name="P10"><text:span text:style-name="T21"><text:s text:c="4"/></text:span><text:span text:style-name="T7">}</text:span></text:p>
      <text:p text:style-name="P6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orenzo lorenzo</meta:initial-creator>
    <meta:creation-date>2019-10-05T16:56:30.32</meta:creation-date>
    <dc:date>2019-10-15T19:34:59.56</dc:date>
    <dc:creator>alorenzo lorenzo</dc:creator>
    <meta:editing-duration>PT4H14M22S</meta:editing-duration>
    <meta:editing-cycles>6</meta:editing-cycles>
    <meta:generator>OpenOffice/4.1.6$Win32 OpenOffice.org_project/416m1$Build-9790</meta:generator>
    <meta:document-statistic meta:table-count="1" meta:image-count="0" meta:object-count="0" meta:page-count="2" meta:paragraph-count="193" meta:word-count="371" meta:character-count="6921"/>
  </office:meta>
</office:document-meta>
</file>